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95c2" officeooo:paragraph-rsid="00014c03"/>
    </style:style>
    <style:style style:name="P2" style:family="paragraph" style:parent-style-name="Standard">
      <style:text-properties officeooo:rsid="0002336d" officeooo:paragraph-rsid="0002336d"/>
    </style:style>
    <style:style style:name="T1" style:family="text">
      <style:text-properties officeooo:rsid="0011abb0"/>
    </style:style>
    <style:style style:name="T2" style:family="text">
      <style:text-properties officeooo:rsid="0006b6ba"/>
    </style:style>
    <style:style style:name="T3" style:family="text">
      <style:text-properties officeooo:rsid="000a9c0d"/>
    </style:style>
    <style:style style:name="T4" style:family="text">
      <style:text-properties officeooo:rsid="00090976"/>
    </style:style>
    <style:style style:name="T5" style:family="text">
      <style:text-properties officeooo:rsid="000c6e23"/>
    </style:style>
    <style:style style:name="T6" style:family="text">
      <style:text-properties officeooo:rsid="000fb6bb"/>
    </style:style>
    <style:style style:name="T7" style:family="text">
      <style:text-properties officeooo:rsid="00014c03"/>
    </style:style>
    <style:style style:name="T8" style:family="text">
      <style:text-properties officeooo:rsid="000233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ing for Group I:</text:p>
      <text:p text:style-name="P1"/>
      <text:p text:style-name="P1">Maze Program Version: <text:span text:style-name="T7">5.</text:span>0</text:p>
      <text:p text:style-name="P1"/>
      <text:p text:style-name="P1">Our planning and meeting for version <text:span text:style-name="T2">five </text:span>of this project was focused around <text:span text:style-name="T8">chipping away at new functionality needed for GameWindow and RawFileHandler, and do a little communication in the process. </text:span></text:p>
      <text:p text:style-name="P2">The Tile, Cell, and Content classes will be slightly modified such that the return and retrieve IDs based on Content position. Since the file format only allows saving in the form of primitive data types, everything will be in the form of ints and floats.</text:p>
      <text:p text:style-name="P2">GameWindow will be modified in the sense that a new function with file options will be added. This function will need to handle path selection for saving/loading, and piece modification upon loading. This will require the integration of RawFileHandler, something that was previously only used in Content. Small tweaks will also be made in terms of handling reset and exit functionality.</text:p>
      <text:p text:style-name="P2">RawFileHandler will need to changed such that it can handle loading, saving, and generating with a default file. The load and save functions will likely be very similar in structure to the default file reading function, with the exceptions of reading hex and rotation information. </text:p>
      <text:p text:style-name="P1"/>
      <text:p text:style-name="P1">Tiles: These objects are now primed for different types of data transfer, and allow for <text:span text:style-name="T3">multiple</text:span> stages of interactivity. We have solidified the type of JComponent that these objects will be, JLables that are hosted by JPanels, and will likely not step away from this. This is because these labels can easily be housed and manipulated within parent containers such a JPanels, without messing with the original constraints of the game board. <text:s/>In addition, the paintComponent and other graphic methods associated with Jlabels makes them prime candidates for future image upload and rotation, w<text:span text:style-name="T4">hich is something that has now been implemented successfully.</text:span></text:p>
      <text:p text:style-name="P1"/>
      <text:p text:style-name="P1">Game: <text:span text:style-name="T5">This was a big part of this iteration. We needed to handle file options and actions based on those options, namely, “loading” new piece positions. We will need to integrate RawFileHandler into this class, and use more Jcomponent arrays to move everything about when needed. </text:span>After researching GridBagLayout, we decided that this is the best layout manager to use for our game board setup. This will not be touched in terms of this iteration. Our understanding of how containers are manipulated by Layout Managers such as Border Layout and GridBagLayout was greatly increased through experimentation in the previous section. It is very likely, that at some point, components of the game board will need to be retrieved and manipulated in different classes, and as a result, getters have be established in the GameWindow class.</text:p>
      <text:p text:style-name="P1"/>
      <text:p text:style-name="P1">Buttons: <text:span text:style-name="T8">These have been changed for what is likely to be the final time. All buttons have a purpose now. Whether it be to reset the game, quit, or perform file options. </text:span></text:p>
      <text:p text:style-name="P1"/>
      <text:p text:style-name="P1">Sidebars: These have been subject to constant change. How they are colored, oriented, and what they should hold, has been a highly debated topic. We have settled on making these sidebars into translucent <text:s/>placeholders that serve as place to store J<text:span text:style-name="T1">L</text:span>abel puzzle pieces when not in use on the game 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0:45:21.696246635</meta:creation-date>
    <dc:date>2020-04-29T10:53:52.170828297</dc:date>
    <meta:editing-duration>PT8M30S</meta:editing-duration>
    <meta:editing-cycles>2</meta:editing-cycles>
    <meta:generator>LibreOffice/5.2.7.2$Linux_X86_64 LibreOffice_project/20m0$Build-2</meta:generator>
    <meta:document-statistic meta:table-count="0" meta:image-count="0" meta:object-count="0" meta:page-count="1" meta:paragraph-count="10" meta:word-count="510" meta:character-count="3123" meta:non-whitespace-character-count="2617"/>
  </office:meta>
</office:document-meta>
</file>